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iper_322__261_cze" style:data-style-name="N0">
      <style:text-properties fo:color="#0563C1" style:text-underline-style="solid" style:text-underline-type="single"/>
    </style:style>
    <style:style style:name="ce3" style:family="table-cell" style:parent-style-name="Hiper_322__261_cze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2.87866666666667cm"/>
    </style:style>
    <style:style style:name="co2" style:family="table-column">
      <style:table-column-properties fo:break-before="auto" style:column-width="29.845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9.2pt" style:use-optimal-row-height="fals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16381" table:default-cell-style-name="ce1"/>
        <table:table-row table:style-name="ro1">
          <table:table-cell office:value-type="string" table:style-name="ce1">
            <text:p>Podstawy</text:p>
          </table:table-cell>
          <table:table-cell office:value-type="string" table:style-name="ce1">
            <text:p>Kurs</text:p>
          </table:table-cell>
          <table:table-cell office:value-type="string" table:style-name="ce1">
            <text:p>Podstawy sieci neuronowych (widea + zadania programistyczne) Aby uzyskać dostęp za darmo: Enroll For Free -&gt; Audit this course</text:p>
          </table:table-cell>
          <table:table-cell office:value-type="string" table:style-name="ce2">
            <text:p><text:a xlink:href="https://www.coursera.org/learn/neural-networks-deep-learning?specialization=deep-learning">https://www.coursera.org/learn/neural-networks-deep-learning?specialization=deep-learning</text:a>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Podstawy</text:p>
          </table:table-cell>
          <table:table-cell office:value-type="string" table:style-name="ce1">
            <text:p>Kurs</text:p>
          </table:table-cell>
          <table:table-cell office:value-type="string" table:style-name="ce1">
            <text:p>Regularyzacja, optimizery i hyperparametry (widea + zadania programistyczne) Aby uzyskać dostęp za darmo: Enroll For Free -&gt; Audit this course</text:p>
          </table:table-cell>
          <table:table-cell office:value-type="string" table:style-name="ce2">
            <text:p><text:a xlink:href="https://www.coursera.org/learn/deep-neural-network?specialization=deep-learning">https://www.coursera.org/learn/deep-neural-network?specialization=deep-learning</text:a>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Podstawy</text:p>
          </table:table-cell>
          <table:table-cell office:value-type="string" table:style-name="ce1">
            <text:p>Kurs</text:p>
          </table:table-cell>
          <table:table-cell office:value-type="string" table:style-name="ce1">
            <text:p>Sieci konwolucyjne, rozpoznawanie obiektów (widea + zadania programistyczne) <text:s/>Aby uzyskać dostęp za darmo: Enroll For Free -&gt; Audit this course</text:p>
          </table:table-cell>
          <table:table-cell office:value-type="string" table:style-name="ce2">
            <text:p><text:a xlink:href="https://www.coursera.org/learn/convolutional-neural-networks?specialization=deep-learning">https://www.coursera.org/learn/convolutional-neural-networks?specialization=deep-learning</text:a>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Podstawy</text:p>
          </table:table-cell>
          <table:table-cell office:value-type="string" table:style-name="ce1">
            <text:p>Kurs</text:p>
          </table:table-cell>
          <table:table-cell office:value-type="string" table:style-name="ce1">
            <text:p>Kurs od Googla o GANach: podstawowe zrozumienie i nabranie intuicji</text:p>
          </table:table-cell>
          <table:table-cell office:value-type="string" table:style-name="ce2">
            <text:p><text:a xlink:href="https://developers.google.com/machine-learning/gan">https://developers.google.com/machine-learning/gan</text:a>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Podstawy</text:p>
          </table:table-cell>
          <table:table-cell office:value-type="string" table:style-name="ce1">
            <text:p>Artykuł</text:p>
          </table:table-cell>
          <table:table-cell office:value-type="string" table:style-name="ce1">
            <text:p>Podstawy GANów z kodem w keras i wieloma źródłami</text:p>
          </table:table-cell>
          <table:table-cell office:value-type="string" table:style-name="ce2">
            <text:p><text:a xlink:href="https://pathmind.com/wiki/generative-adversarial-network-gan?source=post_page---------------------------">https://pathmind.com/wiki/generative-adversarial-network-gan?source=post_page---------------------------</text:a>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Paper</text:p>
          </table:table-cell>
          <table:table-cell office:value-type="string" table:style-name="ce1">
            <text:p>Paper o conditional GAN zastosowanych do transformacji image2image m. in. kolorowania zdjęć + porównania wyników z innymi modelam</text:p>
          </table:table-cell>
          <table:table-cell office:value-type="string" table:style-name="ce2">
            <text:p><text:a xlink:href="https://arxiv.org/abs/1611.07004">https://arxiv.org/abs/1611.07004</text:a>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Dataset</text:p>
          </table:table-cell>
          <table:table-cell office:value-type="string" table:style-name="ce1">
            <text:p>Dataset na kaggle'u, 25k zdjęć colorowych ze swoimi odpowiednikami w skali szarości. Jest też kilka notebooków. Ludzie różne rzeczy z tym robią, jest też kilka rozwiązań zadania koloryzacji.<text:s/></text:p>
          </table:table-cell>
          <table:table-cell office:value-type="string" table:style-name="ce3">
            <text:p><text:a xlink:href="https://www.kaggle.com/shravankumar9892/image-colorization/kernels">https://www.kaggle.com/shravankumar9892/image-colorization/kernels</text:a></text:p>
          </table:table-cell>
          <table:table-cell table:number-columns-repeated="16380"/>
        </table:table-row>
        <table:table-row table:number-rows-repeated="104856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iper_322__261_cze" style:display-name="Hiperłącze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228</meta:generator>
    <meta:initial-creator>Adam Kowalczyk</meta:initial-creator>
    <dc:creator>Julita Ołtusek</dc:creator>
    <meta:creation-date>2020-01-09T15:27:48Z</meta:creation-date>
    <dc:date>2020-01-11T15:57:56Z</dc:date>
  </office:meta>
</office:document-meta>
</file>